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Examen:Evaluación Unidad 1 (Real)</text:p>
          </table:table-cell>
          <table:table-cell office:value-type="string">
            <text:p>Examen:Evaluación Unidad 2 (Real)</text:p>
          </table:table-cell>
          <table:table-cell office:value-type="string">
            <text:p>Examen:Evaluación Unidad 3 (Real)</text:p>
          </table:table-cell>
          <table:table-cell office:value-type="string">
            <text:p>Examen:Evaluación Unidad 5 (Real)</text:p>
          </table:table-cell>
          <table:table-cell office:value-type="string">
            <text:p>Examen:Evaluación Unidad 4 (Real)</text:p>
          </table:table-cell>
          <table:table-cell office:value-type="string">
            <text:p>Examen:Evaluació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JULIA ANDREA</text:p>
          </table:table-cell>
          <table:table-cell office:value-type="string">
            <text:p>ARRECIS GOMEZ</text:p>
          </table:table-cell>
          <table:table-cell office:value-type="string">
            <text:p>24882646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ndreaag@hotmail.com</text:p>
          </table:table-cell>
          <table:table-cell office:value-type="float" office:value="7.67">
            <text:p>7.67</text:p>
          </table:table-cell>
          <table:table-cell office:value-type="float" office:value="9.00">
            <text:p>9.00</text:p>
          </table:table-cell>
          <table:table-cell office:value-type="float" office:value="13.67">
            <text:p>13.67</text:p>
          </table:table-cell>
          <table:table-cell office:value-type="float" office:value="12.00">
            <text:p>12.00</text:p>
          </table:table-cell>
          <table:table-cell office:value-type="float" office:value="13.00">
            <text:p>13.00</text:p>
          </table:table-cell>
          <table:table-cell office:value-type="float" office:value="23.00">
            <text:p>23.00</text:p>
          </table:table-cell>
          <table:table-cell office:value-type="float" office:value="78.33">
            <text:p>78.33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JOSE DANIEL</text:p>
          </table:table-cell>
          <table:table-cell office:value-type="string">
            <text:p>AYAPAN AGUILAR</text:p>
          </table:table-cell>
          <table:table-cell office:value-type="string">
            <text:p>36242961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yapanjosedaniel@gmail.com</text:p>
          </table:table-cell>
          <table:table-cell office:value-type="float" office:value="12.67">
            <text:p>12.67</text:p>
          </table:table-cell>
          <table:table-cell office:value-type="float" office:value="12.00">
            <text:p>12.00</text:p>
          </table:table-cell>
          <table:table-cell office:value-type="float" office:value="6.00">
            <text:p>6.00</text:p>
          </table:table-cell>
          <table:table-cell office:value-type="float" office:value="11.00">
            <text:p>11.00</text:p>
          </table:table-cell>
          <table:table-cell office:value-type="float" office:value="13.00">
            <text:p>13.00</text:p>
          </table:table-cell>
          <table:table-cell office:value-type="float" office:value="20.67">
            <text:p>20.67</text:p>
          </table:table-cell>
          <table:table-cell office:value-type="float" office:value="75.33">
            <text:p>75.33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JONATAN ADRIAN</text:p>
          </table:table-cell>
          <table:table-cell office:value-type="string">
            <text:p>BARILLAS SOSA</text:p>
          </table:table-cell>
          <table:table-cell office:value-type="string">
            <text:p>311316638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natanadrianbarillas@gmail.com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25.00">
            <text:p>25.00</text:p>
          </table:table-cell>
          <table:table-cell office:value-type="float" office:value="94.00">
            <text:p>94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JOSE GUILLERMO</text:p>
          </table:table-cell>
          <table:table-cell office:value-type="string">
            <text:p>BELTRAN GARCIA</text:p>
          </table:table-cell>
          <table:table-cell office:value-type="string">
            <text:p>36100290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uillebeltran38@gmail.com</text:p>
          </table:table-cell>
          <table:table-cell office:value-type="float" office:value="13.67">
            <text:p>13.67</text:p>
          </table:table-cell>
          <table:table-cell office:value-type="float" office:value="12.00">
            <text:p>12.00</text:p>
          </table:table-cell>
          <table:table-cell office:value-type="float" office:value="10.00">
            <text:p>10.00</text:p>
          </table:table-cell>
          <table:table-cell office:value-type="float" office:value="12.00">
            <text:p>12.00</text:p>
          </table:table-cell>
          <table:table-cell office:value-type="float" office:value="11.00">
            <text:p>11.00</text:p>
          </table:table-cell>
          <table:table-cell office:value-type="float" office:value="20.00">
            <text:p>20.00</text:p>
          </table:table-cell>
          <table:table-cell office:value-type="float" office:value="78.67">
            <text:p>78.67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CARLOS OSWALDO</text:p>
          </table:table-cell>
          <table:table-cell office:value-type="string">
            <text:p>CABRERA FLORES</text:p>
          </table:table-cell>
          <table:table-cell office:value-type="string">
            <text:p>25646062006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cabrera402@g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0.00">
            <text:p>10.00</text:p>
          </table:table-cell>
          <table:table-cell office:value-type="float" office:value="13.00">
            <text:p>13.00</text:p>
          </table:table-cell>
          <table:table-cell office:value-type="float" office:value="14.00">
            <text:p>14.00</text:p>
          </table:table-cell>
          <table:table-cell office:value-type="float" office:value="24.00">
            <text:p>24.00</text:p>
          </table:table-cell>
          <table:table-cell office:value-type="float" office:value="91.00">
            <text:p>91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BENYAMIN MARCOS</text:p>
          </table:table-cell>
          <table:table-cell office:value-type="string">
            <text:p>CARRANZA DAVILA</text:p>
          </table:table-cell>
          <table:table-cell office:value-type="string">
            <text:p>23067371606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nyamincarranza@gmail.com</text:p>
          </table:table-cell>
          <table:table-cell office:value-type="float" office:value="11.67">
            <text:p>11.67</text:p>
          </table:table-cell>
          <table:table-cell office:value-type="float" office:value="12.00">
            <text:p>12.00</text:p>
          </table:table-cell>
          <table:table-cell office:value-type="float" office:value="11.33">
            <text:p>11.33</text:p>
          </table:table-cell>
          <table:table-cell office:value-type="float" office:value="11.33">
            <text:p>11.33</text:p>
          </table:table-cell>
          <table:table-cell office:value-type="float" office:value="14.00">
            <text:p>14.00</text:p>
          </table:table-cell>
          <table:table-cell office:value-type="float" office:value="21.00">
            <text:p>21.00</text:p>
          </table:table-cell>
          <table:table-cell office:value-type="float" office:value="81.33">
            <text:p>81.33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LUISA FERNANDA</text:p>
          </table:table-cell>
          <table:table-cell office:value-type="string">
            <text:p>CARRILLO NISTAL</text:p>
          </table:table-cell>
          <table:table-cell office:value-type="string">
            <text:p>312752601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r0008.0008@gmail.com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3.00">
            <text:p>13.00</text:p>
          </table:table-cell>
          <table:table-cell office:value-type="float" office:value="15.00">
            <text:p>15.00</text:p>
          </table:table-cell>
          <table:table-cell office:value-type="float" office:value="24.00">
            <text:p>24.00</text:p>
          </table:table-cell>
          <table:table-cell office:value-type="float" office:value="96.00">
            <text:p>96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DENIS DAVID</text:p>
          </table:table-cell>
          <table:table-cell office:value-type="string">
            <text:p>CHOPOX TELEGUARIO</text:p>
          </table:table-cell>
          <table:table-cell office:value-type="string">
            <text:p>311332161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nis.chopox@gmail.com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12.00">
            <text:p>12.00</text:p>
          </table:table-cell>
          <table:table-cell office:value-type="float" office:value="11.00">
            <text:p>11.00</text:p>
          </table:table-cell>
          <table:table-cell office:value-type="float" office:value="15.00">
            <text:p>15.00</text:p>
          </table:table-cell>
          <table:table-cell office:value-type="float" office:value="24.00">
            <text:p>24.00</text:p>
          </table:table-cell>
          <table:table-cell office:value-type="float" office:value="91.00">
            <text:p>91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JAVIER ANDREE</text:p>
          </table:table-cell>
          <table:table-cell office:value-type="string">
            <text:p>CRUZ LORENTE</text:p>
          </table:table-cell>
          <table:table-cell office:value-type="string">
            <text:p>29938075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vilorente@gmail.com</text:p>
          </table:table-cell>
          <table:table-cell office:value-type="float" office:value="12.33">
            <text:p>12.33</text:p>
          </table:table-cell>
          <table:table-cell office:value-type="float" office:value="12.00">
            <text:p>12.00</text:p>
          </table:table-cell>
          <table:table-cell office:value-type="float" office:value="14.33">
            <text:p>14.33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22.00">
            <text:p>22.00</text:p>
          </table:table-cell>
          <table:table-cell office:value-type="float" office:value="87.67">
            <text:p>87.67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LUIS FERNANDO</text:p>
          </table:table-cell>
          <table:table-cell office:value-type="string">
            <text:p>DELGADO ALVAREZ</text:p>
          </table:table-cell>
          <table:table-cell office:value-type="string">
            <text:p>302608907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is.alvarez1615@gmail.com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1.00">
            <text:p>11.00</text:p>
          </table:table-cell>
          <table:table-cell office:value-type="float" office:value="14.00">
            <text:p>14.00</text:p>
          </table:table-cell>
          <table:table-cell office:value-type="float" office:value="25.00">
            <text:p>25.00</text:p>
          </table:table-cell>
          <table:table-cell office:value-type="float" office:value="92.00">
            <text:p>92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ALVARO NOEL</text:p>
          </table:table-cell>
          <table:table-cell office:value-type="string">
            <text:p>GARCÍA MACZ</text:p>
          </table:table-cell>
          <table:table-cell office:value-type="string">
            <text:p>34678935416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my96g@gmail.com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9.00">
            <text:p>9.00</text:p>
          </table:table-cell>
          <table:table-cell office:value-type="float" office:value="12.00">
            <text:p>12.00</text:p>
          </table:table-cell>
          <table:table-cell office:value-type="float" office:value="13.00">
            <text:p>13.00</text:p>
          </table:table-cell>
          <table:table-cell office:value-type="float" office:value="25.00">
            <text:p>25.00</text:p>
          </table:table-cell>
          <table:table-cell office:value-type="float" office:value="88.00">
            <text:p>88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CRISTIAN ALEXANDER</text:p>
          </table:table-cell>
          <table:table-cell office:value-type="string">
            <text:p>GATICA MORALES</text:p>
          </table:table-cell>
          <table:table-cell office:value-type="string">
            <text:p>30214141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stian2002gatica@gmail.com</text:p>
          </table:table-cell>
          <table:table-cell office:value-type="float" office:value="13.33">
            <text:p>13.33</text:p>
          </table:table-cell>
          <table:table-cell office:value-type="float" office:value="15.00">
            <text:p>15.00</text:p>
          </table:table-cell>
          <table:table-cell office:value-type="float" office:value="9.00">
            <text:p>9.00</text:p>
          </table:table-cell>
          <table:table-cell office:value-type="float" office:value="13.00">
            <text:p>13.00</text:p>
          </table:table-cell>
          <table:table-cell office:value-type="float" office:value="15.00">
            <text:p>15.00</text:p>
          </table:table-cell>
          <table:table-cell office:value-type="float" office:value="24.00">
            <text:p>24.00</text:p>
          </table:table-cell>
          <table:table-cell office:value-type="float" office:value="89.33">
            <text:p>89.33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ALEX ISHWARI</text:p>
          </table:table-cell>
          <table:table-cell office:value-type="string">
            <text:p>GUDIEL POZUELOS</text:p>
          </table:table-cell>
          <table:table-cell office:value-type="string">
            <text:p>21374305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gudielpozuelos@gmail.com</text:p>
          </table:table-cell>
          <table:table-cell office:value-type="float" office:value="11.33">
            <text:p>11.33</text:p>
          </table:table-cell>
          <table:table-cell office:value-type="float" office:value="12.00">
            <text:p>12.00</text:p>
          </table:table-cell>
          <table:table-cell office:value-type="float" office:value="13.33">
            <text:p>13.33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25.00">
            <text:p>25.00</text:p>
          </table:table-cell>
          <table:table-cell office:value-type="float" office:value="87.67">
            <text:p>87.67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LOURDES MARIA</text:p>
          </table:table-cell>
          <table:table-cell office:value-type="string">
            <text:p>HERNANDEZ MARTINEZ</text:p>
          </table:table-cell>
          <table:table-cell office:value-type="string">
            <text:p>30137976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rnandezlou47@g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3.00">
            <text:p>13.00</text:p>
          </table:table-cell>
          <table:table-cell office:value-type="float" office:value="24.00">
            <text:p>24.00</text:p>
          </table:table-cell>
          <table:table-cell office:value-type="float" office:value="97.00">
            <text:p>97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ANDREA FERNANDA</text:p>
          </table:table-cell>
          <table:table-cell office:value-type="string">
            <text:p>ILLESCAS FLORIAN</text:p>
          </table:table-cell>
          <table:table-cell office:value-type="string">
            <text:p>29987879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eaillescas.integral@gmail.com</text:p>
          </table:table-cell>
          <table:table-cell office:value-type="float" office:value="8.00">
            <text:p>8.00</text:p>
          </table:table-cell>
          <table:table-cell office:value-type="float" office:value="15.00">
            <text:p>15.00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23.00">
            <text:p>23.00</text:p>
          </table:table-cell>
          <table:table-cell office:value-type="float" office:value="87.00">
            <text:p>87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JOSE FERNANDO</text:p>
          </table:table-cell>
          <table:table-cell office:value-type="string">
            <text:p>JOCON YOC</text:p>
          </table:table-cell>
          <table:table-cell office:value-type="string">
            <text:p>25035348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.fernando256@gmail.com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4.00">
            <text:p>94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KANDY DAYANA</text:p>
          </table:table-cell>
          <table:table-cell office:value-type="string">
            <text:p>LAYNEZ HERNANDEZ</text:p>
          </table:table-cell>
          <table:table-cell office:value-type="string">
            <text:p>3261810911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ndylaynezh@gmail.com</text:p>
          </table:table-cell>
          <table:table-cell office:value-type="float" office:value="12.67">
            <text:p>12.67</text:p>
          </table:table-cell>
          <table:table-cell office:value-type="float" office:value="12.00">
            <text:p>12.00</text:p>
          </table:table-cell>
          <table:table-cell office:value-type="float" office:value="7.67">
            <text:p>7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.33">
            <text:p>32.33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DIEGO GIANCARLO</text:p>
          </table:table-cell>
          <table:table-cell office:value-type="string">
            <text:p>LETRAN VELIZ</text:p>
          </table:table-cell>
          <table:table-cell office:value-type="string">
            <text:p>36880362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gletran@gmail.com</text:p>
          </table:table-cell>
          <table:table-cell office:value-type="float" office:value="13.67">
            <text:p>13.67</text:p>
          </table:table-cell>
          <table:table-cell office:value-type="float" office:value="12.00">
            <text:p>12.00</text:p>
          </table:table-cell>
          <table:table-cell office:value-type="float" office:value="8.00">
            <text:p>8.00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23.67">
            <text:p>23.67</text:p>
          </table:table-cell>
          <table:table-cell office:value-type="float" office:value="86.33">
            <text:p>86.33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FRANCISCO JAVIER</text:p>
          </table:table-cell>
          <table:table-cell office:value-type="string">
            <text:p>LÓPEZ BARRIOS</text:p>
          </table:table-cell>
          <table:table-cell office:value-type="string">
            <text:p>2934873320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vierlb27@gmail.com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24.00">
            <text:p>24.00</text:p>
          </table:table-cell>
          <table:table-cell office:value-type="float" office:value="91.00">
            <text:p>91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DANIEL ALEJANDRO</text:p>
          </table:table-cell>
          <table:table-cell office:value-type="string">
            <text:p>LÓPEZ GODÍNEZ</text:p>
          </table:table-cell>
          <table:table-cell office:value-type="string">
            <text:p>29910411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lg21003@g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100.00">
            <text:p>100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OMAR JOEL</text:p>
          </table:table-cell>
          <table:table-cell office:value-type="string">
            <text:p>MANRIQUE ESTRADA</text:p>
          </table:table-cell>
          <table:table-cell office:value-type="string">
            <text:p>35969997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mar1216manrique89@gmail.com</text:p>
          </table:table-cell>
          <table:table-cell office:value-type="float" office:value="13.33">
            <text:p>13.33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5.33">
            <text:p>95.33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ROCIO ANYBETH</text:p>
          </table:table-cell>
          <table:table-cell office:value-type="string">
            <text:p>MARROQUÍN HERNÁNDEZ</text:p>
          </table:table-cell>
          <table:table-cell office:value-type="string">
            <text:p>30215149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cioamarroquin@gmail.com</text:p>
          </table:table-cell>
          <table:table-cell office:value-type="float" office:value="13.33">
            <text:p>13.33</text:p>
          </table:table-cell>
          <table:table-cell office:value-type="float" office:value="9.00">
            <text:p>9.00</text:p>
          </table:table-cell>
          <table:table-cell office:value-type="float" office:value="12.67">
            <text:p>12.67</text:p>
          </table:table-cell>
          <table:table-cell office:value-type="float" office:value="13.00">
            <text:p>13.00</text:p>
          </table:table-cell>
          <table:table-cell office:value-type="float" office:value="14.00">
            <text:p>14.00</text:p>
          </table:table-cell>
          <table:table-cell office:value-type="float" office:value="24.67">
            <text:p>24.67</text:p>
          </table:table-cell>
          <table:table-cell office:value-type="float" office:value="86.67">
            <text:p>86.67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RICARDO ADOLFO</text:p>
          </table:table-cell>
          <table:table-cell office:value-type="string">
            <text:p>MAURICIO AVILA</text:p>
          </table:table-cell>
          <table:table-cell office:value-type="string">
            <text:p>25257048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icardoadolfo.ma@gmail.com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24.00">
            <text:p>24.00</text:p>
          </table:table-cell>
          <table:table-cell office:value-type="float" office:value="90.00">
            <text:p>90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ALVARO ALFREDO</text:p>
          </table:table-cell>
          <table:table-cell office:value-type="string">
            <text:p>MORALES LAZO</text:p>
          </table:table-cell>
          <table:table-cell office:value-type="string">
            <text:p>37362250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ralesalvaro283@gmail.com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23.00">
            <text:p>23.00</text:p>
          </table:table-cell>
          <table:table-cell office:value-type="float" office:value="89.00">
            <text:p>89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LILIANA NOHEMÍ</text:p>
          </table:table-cell>
          <table:table-cell office:value-type="string">
            <text:p>PAXTOR SAM</text:p>
          </table:table-cell>
          <table:table-cell office:value-type="string">
            <text:p>36567337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xtorliliana20@gmail.com</text:p>
          </table:table-cell>
          <table:table-cell office:value-type="float" office:value="14.33">
            <text:p>14.33</text:p>
          </table:table-cell>
          <table:table-cell office:value-type="float" office:value="12.00">
            <text:p>12.00</text:p>
          </table:table-cell>
          <table:table-cell office:value-type="float" office:value="12.00">
            <text:p>12.00</text:p>
          </table:table-cell>
          <table:table-cell office:value-type="float" office:value="13.00">
            <text:p>13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1.33">
            <text:p>91.33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MARLON RENE</text:p>
          </table:table-cell>
          <table:table-cell office:value-type="string">
            <text:p>PÉREZ MONTEPEQUE</text:p>
          </table:table-cell>
          <table:table-cell office:value-type="string">
            <text:p>28888943606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lonprooo110@gmail.com</text:p>
          </table:table-cell>
          <table:table-cell office:value-type="float" office:value="13.67">
            <text:p>13.67</text:p>
          </table:table-cell>
          <table:table-cell office:value-type="float" office:value="12.00">
            <text:p>12.00</text:p>
          </table:table-cell>
          <table:table-cell office:value-type="float" office:value="13.00">
            <text:p>13.00</text:p>
          </table:table-cell>
          <table:table-cell office:value-type="float" office:value="13.00">
            <text:p>13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1.67">
            <text:p>91.67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DIEGO ALEJANDRO</text:p>
          </table:table-cell>
          <table:table-cell office:value-type="string">
            <text:p>RAMOS GUSMÁN</text:p>
          </table:table-cell>
          <table:table-cell office:value-type="string">
            <text:p>30216785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go.ramos2905@gmail.com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13.00">
            <text:p>13.00</text:p>
          </table:table-cell>
          <table:table-cell office:value-type="float" office:value="9.00">
            <text:p>9.00</text:p>
          </table:table-cell>
          <table:table-cell office:value-type="float" office:value="14.00">
            <text:p>14.00</text:p>
          </table:table-cell>
          <table:table-cell office:value-type="float" office:value="21.00">
            <text:p>21.00</text:p>
          </table:table-cell>
          <table:table-cell office:value-type="float" office:value="86.00">
            <text:p>86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ASTRID NOHEMY</text:p>
          </table:table-cell>
          <table:table-cell office:value-type="string">
            <text:p>RAMOS HERRADOR</text:p>
          </table:table-cell>
          <table:table-cell office:value-type="string">
            <text:p>37155249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14herradorastrid@gmail.com</text:p>
          </table:table-cell>
          <table:table-cell office:value-type="float" office:value="12.00">
            <text:p>12.00</text:p>
          </table:table-cell>
          <table:table-cell office:value-type="float" office:value="9.00">
            <text:p>9.00</text:p>
          </table:table-cell>
          <table:table-cell office:value-type="float" office:value="13.00">
            <text:p>13.00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24.00">
            <text:p>24.00</text:p>
          </table:table-cell>
          <table:table-cell office:value-type="float" office:value="87.00">
            <text:p>87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MILDRED FERNANDA</text:p>
          </table:table-cell>
          <table:table-cell office:value-type="string">
            <text:p>RAMÍREZ PÉREZ</text:p>
          </table:table-cell>
          <table:table-cell office:value-type="string">
            <text:p>29988423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mirez.mildred14@gmail.com</text:p>
          </table:table-cell>
          <table:table-cell office:value-type="float" office:value="14.00">
            <text:p>14.00</text:p>
          </table:table-cell>
          <table:table-cell office:value-type="float" office:value="9.00">
            <text:p>9.00</text:p>
          </table:table-cell>
          <table:table-cell office:value-type="float" office:value="13.00">
            <text:p>13.00</text:p>
          </table:table-cell>
          <table:table-cell office:value-type="float" office:value="13.00">
            <text:p>13.00</text:p>
          </table:table-cell>
          <table:table-cell office:value-type="float" office:value="13.00">
            <text:p>13.00</text:p>
          </table:table-cell>
          <table:table-cell office:value-type="float" office:value="24.00">
            <text:p>24.00</text:p>
          </table:table-cell>
          <table:table-cell office:value-type="float" office:value="86.00">
            <text:p>86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MABERIK GEOVANNY</text:p>
          </table:table-cell>
          <table:table-cell office:value-type="string">
            <text:p>RODRIGUEZ RUANO</text:p>
          </table:table-cell>
          <table:table-cell office:value-type="string">
            <text:p>29976856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driguezmaberick@gmail.com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13.00">
            <text:p>13.00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23.00">
            <text:p>23.00</text:p>
          </table:table-cell>
          <table:table-cell office:value-type="float" office:value="94.00">
            <text:p>94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ADRIANO DALI</text:p>
          </table:table-cell>
          <table:table-cell office:value-type="string">
            <text:p>SANTANA LOPEZ</text:p>
          </table:table-cell>
          <table:table-cell office:value-type="string">
            <text:p>36342765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ntana.35.davada.12@g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100.00">
            <text:p>100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JESSICA NOEMÍ</text:p>
          </table:table-cell>
          <table:table-cell office:value-type="string">
            <text:p>VELÁSQUEZ CUYUCH</text:p>
          </table:table-cell>
          <table:table-cell office:value-type="string">
            <text:p>3341947251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ljenoe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JEISSON DANILO</text:p>
          </table:table-cell>
          <table:table-cell office:value-type="string">
            <text:p>VENTURA SANDOVAL</text:p>
          </table:table-cell>
          <table:table-cell office:value-type="string">
            <text:p>34238836322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isonsmith0@g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00">
            <text:p>12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7.00">
            <text:p>97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FATIMA ALEJANDRA</text:p>
          </table:table-cell>
          <table:table-cell office:value-type="string">
            <text:p>VIVAR SANCHEZ</text:p>
          </table:table-cell>
          <table:table-cell office:value-type="string">
            <text:p>30046429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tima.vivar1307@gmail.com</text:p>
          </table:table-cell>
          <table:table-cell office:value-type="float" office:value="14.00">
            <text:p>14.00</text:p>
          </table:table-cell>
          <table:table-cell office:value-type="float" office:value="12.00">
            <text:p>12.00</text:p>
          </table:table-cell>
          <table:table-cell office:value-type="float" office:value="14.00">
            <text:p>14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5.00">
            <text:p>95.00</text:p>
          </table:table-cell>
          <table:table-cell office:value-type="string">
            <text:p>1717787741</text:p>
          </table:table-cell>
        </table:table-row>
        <table:table-row>
          <table:table-cell office:value-type="string">
            <text:p>ARNOL DAVID</text:p>
          </table:table-cell>
          <table:table-cell office:value-type="string">
            <text:p>YOC ACEITUNO</text:p>
          </table:table-cell>
          <table:table-cell office:value-type="string">
            <text:p>37362291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noldavidyoc@gmail.com</text:p>
          </table:table-cell>
          <table:table-cell office:value-type="float" office:value="12.67">
            <text:p>12.67</text:p>
          </table:table-cell>
          <table:table-cell office:value-type="float" office:value="12.00">
            <text:p>12.00</text:p>
          </table:table-cell>
          <table:table-cell office:value-type="float" office:value="8.00">
            <text:p>8.00</text:p>
          </table:table-cell>
          <table:table-cell office:value-type="float" office:value="13.00">
            <text:p>13.00</text:p>
          </table:table-cell>
          <table:table-cell office:value-type="float" office:value="10.33">
            <text:p>10.33</text:p>
          </table:table-cell>
          <table:table-cell office:value-type="float" office:value="21.67">
            <text:p>21.67</text:p>
          </table:table-cell>
          <table:table-cell office:value-type="float" office:value="77.67">
            <text:p>77.67</text:p>
          </table:table-cell>
          <table:table-cell office:value-type="string">
            <text:p>17177877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José Daniel Velásquez Orozco</meta:initial-creator>
    <meta:creation-date>2024-06-07T13:15:41</meta:creation-date>
    <meta:document-statistic meta:table-count="1" meta:cell-count="0" meta:object-count="0"/>
  </office:meta>
</office:document-meta>
</file>